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 style:list-style-name="L1">
      <style:text-properties fo:font-size="24pt" style:font-size-asian="21pt" style:font-size-complex="24pt"/>
    </style:style>
    <style:style style:name="P3" style:family="paragraph" style:parent-style-name="Standard" style:list-style-name="L2">
      <style:text-properties fo:font-size="24pt" style:font-size-asian="21pt" style:font-size-complex="24pt"/>
    </style:style>
    <style:style style:name="P4" style:family="paragraph" style:parent-style-name="Standard" style:list-style-name="L3">
      <style:text-properties fo:font-size="24pt" style:font-size-asian="21pt" style:font-size-complex="2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</text:p>
      <text:p text:style-name="P1"/>
      <text:p text:style-name="P1">Menu</text:p>
      <text:list xml:id="list1966861032" text:style-name="L1">
        <text:list-item>
          <text:list>
            <text:list-item>
              <text:p text:style-name="P2">Presentacion</text:p>
            </text:list-item>
            <text:list-item>
              <text:p text:style-name="P2">Rutas</text:p>
            </text:list-item>
            <text:list-item>
              <text:p text:style-name="P2">Pintxos</text:p>
            </text:list-item>
            <text:list-item>
              <text:p text:style-name="P2">Bares</text:p>
            </text:list-item>
            <text:list-item>
              <text:p text:style-name="P2">About us</text:p>
            </text:list-item>
            <text:list-item>
              <text:p text:style-name="P2">Contacto</text:p>
            </text:list-item>
            <text:list-item>
              <text:p text:style-name="P2">Calendario</text:p>
              <text:p text:style-name="P2"/>
            </text:list-item>
          </text:list>
        </text:list-item>
      </text:list>
      <text:p text:style-name="P1">Iconos Redes sociales</text:p>
      <text:p text:style-name="P1"/>
      <text:p text:style-name="P1">Slider </text:p>
      <text:list xml:id="list821606581" text:style-name="L2">
        <text:list-item>
          <text:list>
            <text:list-item>
              <text:p text:style-name="P3">fotos pintxos</text:p>
            </text:list-item>
            <text:list-item>
              <text:p text:style-name="P3">rutas</text:p>
            </text:list-item>
            <text:list-item>
              <text:p text:style-name="P3">noticias/eventos</text:p>
            </text:list-item>
          </text:list>
        </text:list-item>
      </text:list>
      <text:p text:style-name="P1"/>
      <text:p text:style-name="P1">Bloques</text:p>
      <text:list xml:id="list1880168815" text:style-name="L3">
        <text:list-item>
          <text:list>
            <text:list-item>
              <text:p text:style-name="P4">conoce rutas</text:p>
            </text:list-item>
            <text:list-item>
              <text:p text:style-name="P4">favoritos</text:p>
            </text:list-item>
            <text:list-item>
              <text:p text:style-name="P4">conoce bar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2:19:00</meta:creation-date>
    <dc:date>2014-09-25T13:11:45</dc:date>
    <meta:editing-duration>PT22M21S</meta:editing-duration>
    <meta:editing-cycles>1</meta:editing-cycles>
    <meta:document-statistic meta:table-count="0" meta:image-count="0" meta:object-count="0" meta:page-count="1" meta:paragraph-count="18" meta:word-count="37" meta:character-count="179" meta:non-whitespace-character-count="172"/>
    <meta:generator>LibreOffice/3.5$Linux_x86 LibreOffice_project/350m1$Build-2</meta:generator>
  </office:meta>
</office:document-meta>
</file>